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егламент регистрационного стола</text:h>
      <text:p text:style-name="Text_20_body">Регламент регистрационного стола включает в себя регламент внешнего вида рабочего стола, поведения персонала и процесса регистрации и нужен для инструктажа работников.</text:p>
      <text:h text:style-name="Heading_20_2" text:outline-level="2">Регламент внешнего вида рабочего стола</text:h>
      <text:p text:style-name="Text_20_body">Рабочий стол:</text:p>
      <text:list xml:id="list6392926215523572019" text:style-name="L1">
        <text:list-item>
          <text:p text:style-name="P1">должен быть чистым;</text:p>
        </text:list-item>
        <text:list-item>
          <text:p text:style-name="P1">не должен содержать мусора на себе и рядом;</text:p>
        </text:list-item>
        <text:list-item>
          <text:p text:style-name="P1">должен постоянно быть в идеальном геометрическом порядке.</text:p>
        </text:list-item>
      </text:list>
      <text:h text:style-name="Heading_20_2" text:outline-level="2">Регламент поведения персонала за столом регистрации</text:h>
      <text:p text:style-name="Text_20_body">Регистратор и старший регистратор:</text:p>
      <text:list xml:id="list137617970440308298" text:style-name="L2">
        <text:list-item>
          <text:p text:style-name="P2">Не должен есть за рабочим столом;</text:p>
        </text:list-item>
        <text:list-item>
          <text:p text:style-name="P2">Не должен находиться не на своём рабочем месте, если на то нет веской причины;</text:p>
        </text:list-item>
        <text:list-item>
          <text:p text:style-name="P2">Не должен разговаривать с другими работниками на нерабочую тему;</text:p>
        </text:list-item>
        <text:list-item>
          <text:p text:style-name="P2">Должен быть любезен и внимателен к гостям и участникам мероприятия;</text:p>
        </text:list-item>
        <text:list-item>
          <text:p text:style-name="P2">Должен постоянно поддерживать порядок на рабочем столе:</text:p>
        </text:list-item>
        <text:list-item>
          <text:p text:style-name="P2">Должен стоять до тех пор, пока не закончится регистрация;</text:p>
        </text:list-item>
        <text:list-item>
          <text:p text:style-name="P2">В случае внештатной ситуации провести участника к старшему регистратору (только для регистратора).</text:p>
        </text:list-item>
      </text:list>
      <text:h text:style-name="Heading_20_2" text:outline-level="2">Регламент регистрации</text:h>
      <text:p text:style-name="Text_20_body">При регистрации необходимо:</text:p>
      <text:list xml:id="list7490492286104695528" text:style-name="L3">
        <text:list-item>
          <text:p text:style-name="P3">Выдать персональный бейдж (напечатать);</text:p>
        </text:list-item>
        <text:list-item>
          <text:p text:style-name="P3">Предоставить раздаточные материалы;</text:p>
        </text:list-item>
        <text:list-item>
          <text:p text:style-name="P3">Предоставить оборудование для перевода;</text:p>
        </text:list-item>
        <text:list-item>
          <text:p text:style-name="P3">Ответить на организационные и технические вопрос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Огородников</meta:initial-creator>
    <meta:creation-date>2020-04-14T22:19:09.50</meta:creation-date>
    <dc:date>2020-04-14T22:43:08.92</dc:date>
    <dc:creator>Николай Огородников</dc:creator>
    <meta:editing-duration>PT6M4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1" meta:paragraph-count="22" meta:word-count="162" meta:character-count="1131"/>
  </office:meta>
</office:document-meta>
</file>